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348055" calcext:value-type="float">
            <text:p>348055</text:p>
          </table:table-cell>
          <table:table-cell table:formula="of:=[.A1]-[.A2]" office:value-type="float" office:value="-3994" calcext:value-type="float">
            <text:p>-39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2049" calcext:value-type="float">
            <text:p>35204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5494" calcext:value-type="float">
            <text:p>495494</text:p>
          </table:table-cell>
          <table:table-cell table:formula="of:=[.A3]-[.A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9505" calcext:value-type="float">
            <text:p>4995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2950" calcext:value-type="float">
            <text:p>642950</text:p>
          </table:table-cell>
          <table:table-cell table:formula="of:=[.A5]-[.A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46961" calcext:value-type="float">
            <text:p>64696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0406" calcext:value-type="float">
            <text:p>790406</text:p>
          </table:table-cell>
          <table:table-cell table:formula="of:=[.A7]-[.A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94417" calcext:value-type="float">
            <text:p>7944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37862" calcext:value-type="float">
            <text:p>937862</text:p>
          </table:table-cell>
          <table:table-cell table:formula="of:=[.A9]-[.A1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41873" calcext:value-type="float">
            <text:p>94187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5318" calcext:value-type="float">
            <text:p>1085318</text:p>
          </table:table-cell>
          <table:table-cell table:formula="of:=[.A11]-[.A1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89329" calcext:value-type="float">
            <text:p>10893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2774" calcext:value-type="float">
            <text:p>1232774</text:p>
          </table:table-cell>
          <table:table-cell table:formula="of:=[.A13]-[.A1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36785" calcext:value-type="float">
            <text:p>123678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380230" calcext:value-type="float">
            <text:p>1380230</text:p>
          </table:table-cell>
          <table:table-cell table:formula="of:=[.A15]-[.A1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12288" office:value-type="float" office:value="12288" calcext:value-type="float">
            <text:p>12288</text:p>
          </table:table-cell>
          <table:table-cell table:formula="of:=1/(100000000/12288)" office:value-type="float" office:value="0.00012288" calcext:value-type="float">
            <text:p>0.00012288</text:p>
          </table:table-cell>
          <table:table-cell office:value-type="string" calcext:value-type="string">
            <text:p>s</text:p>
          </table:table-cell>
          <table:table-cell/>
          <table:table-cell table:formula="of:=1/(100000000/24576)" office:value-type="float" office:value="0.00024576" calcext:value-type="float">
            <text:p>0.0002457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4241" calcext:value-type="float">
            <text:p>138424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22.88" calcext:value-type="float">
            <text:p>122.88</text:p>
          </table:table-cell>
          <table:table-cell office:value-type="string" calcext:value-type="string">
            <text:p>us</text:p>
          </table:table-cell>
          <table:table-cell/>
          <table:table-cell table:formula="of:=[.M15]*1000000" office:value-type="float" office:value="245.76" calcext:value-type="float">
            <text:p>245.76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1527686" calcext:value-type="float">
            <text:p>1527686</text:p>
          </table:table-cell>
          <table:table-cell table:formula="of:=[.A17]-[.A1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31697" calcext:value-type="float">
            <text:p>15316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75142" calcext:value-type="float">
            <text:p>1675142</text:p>
          </table:table-cell>
          <table:table-cell table:formula="of:=[.A19]-[.A2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12288/2" office:value-type="float" office:value="6144" calcext:value-type="float">
            <text:p>6144</text:p>
          </table:table-cell>
          <table:table-cell table:formula="of:=1/(100000000/(12288/2))" office:value-type="float" office:value="0.00006144" calcext:value-type="float">
            <text:p>0.000061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79153" calcext:value-type="float">
            <text:p>1679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J19]*1000000" office:value-type="float" office:value="61.44" calcext:value-type="float">
            <text:p>61.44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float" office:value="1822598" calcext:value-type="float">
            <text:p>1822598</text:p>
          </table:table-cell>
          <table:table-cell table:formula="of:=[.A21]-[.A2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26609" calcext:value-type="float">
            <text:p>18266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12288/2" office:value-type="float" office:value="6144" calcext:value-type="float">
            <text:p>6144</text:p>
          </table:table-cell>
          <table:table-cell table:formula="of:=1/(100000000/(12288/2))" office:value-type="float" office:value="0.00006144" calcext:value-type="float">
            <text:p>0.00006144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70054" calcext:value-type="float">
            <text:p>1970054</text:p>
          </table:table-cell>
          <table:table-cell table:formula="of:=[.A23]-[.A2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J22]*1000000" office:value-type="float" office:value="61.44" calcext:value-type="float">
            <text:p>61.44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float" office:value="1974065" calcext:value-type="float">
            <text:p>197406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17510" calcext:value-type="float">
            <text:p>2117510</text:p>
          </table:table-cell>
          <table:table-cell table:formula="of:=[.A25]-[.A2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21521" calcext:value-type="float">
            <text:p>21215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64966" calcext:value-type="float">
            <text:p>2264966</text:p>
          </table:table-cell>
          <table:table-cell table:formula="of:=[.A27]-[.A2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268977" calcext:value-type="float">
            <text:p>226897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12422" calcext:value-type="float">
            <text:p>2412422</text:p>
          </table:table-cell>
          <table:table-cell table:formula="of:=[.A29]-[.A3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416433" calcext:value-type="float">
            <text:p>241643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59878" calcext:value-type="float">
            <text:p>2559878</text:p>
          </table:table-cell>
          <table:table-cell table:formula="of:=[.A31]-[.A32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63889" calcext:value-type="float">
            <text:p>256388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07334" calcext:value-type="float">
            <text:p>2707334</text:p>
          </table:table-cell>
          <table:table-cell table:formula="of:=[.A33]-[.A34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11345" calcext:value-type="float">
            <text:p>271134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4790" calcext:value-type="float">
            <text:p>2854790</text:p>
          </table:table-cell>
          <table:table-cell table:formula="of:=[.A35]-[.A36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58801" calcext:value-type="float">
            <text:p>28588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2246" calcext:value-type="float">
            <text:p>3002246</text:p>
          </table:table-cell>
          <table:table-cell table:formula="of:=[.A37]-[.A38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06257" calcext:value-type="float">
            <text:p>300625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49702" calcext:value-type="float">
            <text:p>3149702</text:p>
          </table:table-cell>
          <table:table-cell table:formula="of:=[.A39]-[.A40]" office:value-type="float" office:value="-4011" calcext:value-type="float">
            <text:p>-40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53713" calcext:value-type="float">
            <text:p>31537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297158" calcext:value-type="float">
            <text:p>329715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01169" calcext:value-type="float">
            <text:p>330116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44614" calcext:value-type="float">
            <text:p>34446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5:51:17.296089877</meta:creation-date>
    <dc:date>2017-03-02T09:15:23.332252323</dc:date>
    <meta:editing-duration>PT17H3M45S</meta:editing-duration>
    <meta:editing-cycles>1</meta:editing-cycles>
    <meta:document-statistic meta:table-count="1" meta:cell-count="299" meta:object-count="0"/>
    <meta:generator>LibreOffice/5.1.4.2$Linux_X86_64 LibreOffice_project/10m0$Build-2</meta:generator>
  </office:meta>
</office:document-meta>
</file>